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 style:family="paragraph" style:parent-style-name="Standard">
      <style:text-properties fo:language="de" fo:country="DE" officeooo:rsid="00550f55" officeooo:paragraph-rsid="00550f55"/>
    </style:style>
    <style:style style:name="P7" style:family="paragraph" style:parent-style-name="Standard">
      <style:text-properties fo:language="de" fo:country="DE" officeooo:rsid="00605786" officeooo:paragraph-rsid="00605786"/>
    </style:style>
    <style:style style:name="P8"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1"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12"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13"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14"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605786" style:font-style-asian="normal" style:font-style-complex="normal"/>
    </style:style>
    <style:style style:name="P15" style:family="paragraph" style:parent-style-name="Footnote">
      <style:text-properties fo:language="de" fo:country="DE"/>
    </style:style>
    <style:style style:name="P16" style:family="paragraph" style:parent-style-name="Footnote">
      <style:text-properties fo:language="de" fo:country="DE" officeooo:rsid="005915d0" officeooo:paragraph-rsid="0059c02a"/>
    </style:style>
    <style:style style:name="P17" style:family="paragraph" style:parent-style-name="Footnote">
      <style:text-properties fo:language="de" fo:country="DE" officeooo:paragraph-rsid="0059c02a"/>
    </style:style>
    <style:style style:name="P18" style:family="paragraph" style:parent-style-name="Footnote">
      <style:text-properties fo:language="de" fo:country="DE" fo:font-style="normal" officeooo:rsid="00208b00" officeooo:paragraph-rsid="0059c02a" style:font-style-asian="normal" style:font-style-complex="normal"/>
    </style:style>
    <style:style style:name="P19" style:family="paragraph" style:parent-style-name="Footnote">
      <style:text-properties fo:language="de" fo:country="DE" style:text-underline-style="none" officeooo:rsid="005758d9" officeooo:paragraph-rsid="0059c02a"/>
    </style:style>
    <style:style style:name="P20" style:family="paragraph" style:parent-style-name="Footnote">
      <style:text-properties fo:language="de" fo:country="DE" fo:font-style="italic" officeooo:rsid="001c5dce" officeooo:paragraph-rsid="00550f55" style:font-style-asian="italic" style:font-style-complex="italic"/>
    </style:style>
    <style:style style:name="P21" style:family="paragraph" style:parent-style-name="Footnote">
      <style:text-properties officeooo:paragraph-rsid="0059c02a"/>
    </style:style>
    <style:style style:name="P22" style:family="paragraph" style:parent-style-name="Footnote">
      <style:text-properties officeooo:paragraph-rsid="00654ae2"/>
    </style:style>
    <style:style style:name="P23" style:family="paragraph" style:parent-style-name="Footnote">
      <style:text-properties officeooo:paragraph-rsid="006662c9"/>
    </style:style>
    <style:style style:name="P24"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5"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26"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27" style:family="paragraph" style:parent-style-name="Standard">
      <style:paragraph-properties fo:text-align="center" style:justify-single-word="false" fo:hyphenation-ladder-count="no-limit"/>
      <style:text-properties fo:font-size="20pt" fo:language="de" fo:country="DE" fo:font-weight="bold" officeooo:rsid="0068bd4b" officeooo:paragraph-rsid="0068bd4b" style:font-size-asian="20pt" style:font-weight-asian="bold" style:font-size-complex="20pt" style:font-weight-complex="bold"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febd7"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1a4896" officeooo:paragraph-rsid="0068bd4b"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1ad3b0" officeooo:paragraph-rsid="0068bd4b"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20d96" officeooo:paragraph-rsid="0068bd4b"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617263" officeooo:paragraph-rsid="0068bd4b"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68080" officeooo:paragraph-rsid="0068bd4b"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875fd" officeooo:paragraph-rsid="0068bd4b"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a31d4" officeooo:paragraph-rsid="0068bd4b"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b65d8" officeooo:paragraph-rsid="0068bd4b"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c851f" officeooo:paragraph-rsid="0068bd4b"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2e84fa" officeooo:paragraph-rsid="0068bd4b"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0eb6f" officeooo:paragraph-rsid="0068bd4b"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2af81" officeooo:paragraph-rsid="0068bd4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2b7c2" officeooo:paragraph-rsid="0068bd4b"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4efe6" officeooo:paragraph-rsid="0068bd4b"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52723" officeooo:paragraph-rsid="0068bd4b"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59f69" officeooo:paragraph-rsid="0068bd4b"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714ce" officeooo:paragraph-rsid="0068bd4b"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86374" officeooo:paragraph-rsid="0068bd4b" style:font-size-asian="12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b95c2" officeooo:paragraph-rsid="0068bd4b" style:font-size-asian="12pt" style:font-weight-asian="normal" style:font-size-complex="12pt" style:font-weight-complex="normal"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dabe1" officeooo:paragraph-rsid="0068bd4b" style:font-size-asian="12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dabe1" officeooo:paragraph-rsid="006cc2c1" style:font-size-asian="12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f61d8" officeooo:paragraph-rsid="0068bd4b" style:font-size-asian="12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3faa1b" officeooo:paragraph-rsid="0068bd4b" style:font-size-asian="12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59442" officeooo:paragraph-rsid="0068bd4b"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42c1" officeooo:paragraph-rsid="0068bd4b" style:font-size-asian="12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587b" officeooo:paragraph-rsid="0068bd4b" style:font-size-asian="12pt" style:font-weight-asian="normal" style:font-size-complex="12pt" style:font-weight-complex="normal"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7bda1" officeooo:paragraph-rsid="0068bd4b" style:font-size-asian="12pt" style:font-weight-asian="normal" style:font-size-complex="12pt" style:font-weight-complex="normal"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9f7a2" officeooo:paragraph-rsid="0068bd4b" style:font-size-asian="12pt" style:font-weight-asian="normal" style:font-size-complex="12pt" style:font-weight-complex="normal"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b803c" officeooo:paragraph-rsid="0068bd4b" style:font-size-asian="12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c786e" officeooo:paragraph-rsid="0068bd4b" style:font-size-asian="12pt" style:font-weight-asian="normal" style:font-size-complex="12pt" style:font-weight-complex="normal"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weight="normal" officeooo:rsid="004e31f5" officeooo:paragraph-rsid="0068bd4b" style:font-size-asian="12pt" style:font-weight-asian="normal" style:font-size-complex="12pt" style:font-weight-complex="normal" fo:hyphenate="true" fo:hyphenation-remain-char-count="2" fo:hyphenation-push-char-count="2"/>
    </style:style>
    <style:style style:name="P6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1d4959"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0f16a"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20d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61726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36cfc"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384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436e0"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6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4c8b5"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7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2655b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7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2af81"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7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2b7c2"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7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font-style="normal" fo:font-weight="normal" officeooo:rsid="0033bece"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7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paragraph-rsid="0068bd4b" fo:hyphenate="true" fo:hyphenation-remain-char-count="2" fo:hyphenation-push-char-count="2"/>
    </style:style>
    <style:style style:name="P7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b803c" officeooo:paragraph-rsid="0068bd4b" fo:hyphenate="true" fo:hyphenation-remain-char-count="2" fo:hyphenation-push-char-count="2"/>
    </style:style>
    <style:style style:name="P7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c786e" officeooo:paragraph-rsid="0068bd4b" fo:hyphenate="true" fo:hyphenation-remain-char-count="2" fo:hyphenation-push-char-count="2"/>
    </style:style>
    <style:style style:name="P7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officeooo:rsid="004c786e" officeooo:paragraph-rsid="006d7b49" fo:hyphenate="true" fo:hyphenation-remain-char-count="2" fo:hyphenation-push-char-count="2"/>
    </style:style>
    <style:style style:name="P78"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writing-mode="page"/>
      <style:text-properties fo:font-size="12pt"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79" style:family="paragraph" style:parent-style-name="Standard" style:master-page-name="">
      <loext:graphic-properties draw:fill-image-width="0in" draw:fill-image-height="0in"/>
      <style:paragraph-properties fo:margin-left="0in" fo:margin-right="0in" fo:line-height="150%" fo:text-align="justify" style:justify-single-word="false" fo:hyphenation-ladder-count="no-limit" fo:text-indent="0.1965in" style:auto-text-indent="false" style:page-number="auto" style:shadow="none" style:writing-mode="page">
        <style:tab-stops/>
      </style:paragraph-properties>
      <style:text-properties fo:font-size="12pt" fo:font-weight="normal" officeooo:rsid="004b803c" officeooo:paragraph-rsid="0068bd4b" style:font-size-asian="12pt" style:font-weight-asian="normal" style:font-size-complex="12pt" style:font-weight-complex="normal" fo:hyphenate="true" fo:hyphenation-remain-char-count="3" fo:hyphenation-push-char-count="3"/>
    </style:style>
    <style:style style:name="P80" style:family="paragraph" style:parent-style-name="Quotations">
      <style:paragraph-properties fo:hyphenation-ladder-count="no-limit" style:writing-mode="page"/>
      <style:text-properties officeooo:rsid="001bf75b" officeooo:paragraph-rsid="0068bd4b" fo:hyphenate="true" fo:hyphenation-remain-char-count="2" fo:hyphenation-push-char-count="2"/>
    </style:style>
    <style:style style:name="P81" style:family="paragraph" style:parent-style-name="Quotations">
      <style:paragraph-properties fo:text-align="center" style:justify-single-word="false" fo:hyphenation-ladder-count="no-limit" style:writing-mode="page"/>
      <style:text-properties officeooo:paragraph-rsid="0068bd4b" fo:hyphenate="true" fo:hyphenation-remain-char-count="2" fo:hyphenation-push-char-count="2"/>
    </style:style>
    <style:style style:name="P82" style:family="paragraph" style:parent-style-name="Heading_20_1">
      <style:text-properties officeooo:paragraph-rsid="0068bd4b"/>
    </style:style>
    <style:style style:name="P83" style:family="paragraph" style:parent-style-name="Heading_20_1">
      <style:paragraph-properties fo:break-before="page"/>
      <style:text-properties fo:language="de" fo:country="DE" officeooo:paragraph-rsid="00550f55"/>
    </style:style>
    <style:style style:name="P84" style:family="paragraph" style:parent-style-name="Heading_20_1">
      <style:paragraph-properties fo:hyphenation-ladder-count="no-limit" style:writing-mode="page"/>
      <style:text-properties officeooo:paragraph-rsid="0068bd4b" fo:hyphenate="true" fo:hyphenation-remain-char-count="2" fo:hyphenation-push-char-count="2"/>
    </style:style>
    <style:style style:name="P85" style:family="paragraph" style:parent-style-name="Heading_20_1" style:master-page-name="Standard">
      <style:paragraph-properties style:page-number="3"/>
      <style:text-properties officeooo:paragraph-rsid="0068bd4b"/>
    </style:style>
    <style:style style:name="P86" style:family="paragraph" style:parent-style-name="Heading_20_2">
      <style:text-properties fo:language="de" fo:country="DE" officeooo:paragraph-rsid="00550f55"/>
    </style:style>
    <style:style style:name="P87" style:family="paragraph" style:parent-style-name="Footnote">
      <style:text-properties officeooo:rsid="001a4896" officeooo:paragraph-rsid="001a4896"/>
    </style:style>
    <style:style style:name="P88" style:family="paragraph" style:parent-style-name="Footnote">
      <style:text-properties officeooo:rsid="001bf75b" officeooo:paragraph-rsid="001bf75b"/>
    </style:style>
    <style:style style:name="P89" style:family="paragraph" style:parent-style-name="Footnote">
      <style:text-properties officeooo:rsid="0020f16a" officeooo:paragraph-rsid="0020f16a"/>
    </style:style>
    <style:style style:name="P90" style:family="paragraph" style:parent-style-name="Footnote">
      <style:text-properties officeooo:rsid="00654ae2" officeooo:paragraph-rsid="00654ae2"/>
    </style:style>
    <style:style style:name="P91" style:family="paragraph" style:parent-style-name="Footnote">
      <style:text-properties officeooo:rsid="00236cfc" officeooo:paragraph-rsid="00236cfc"/>
    </style:style>
    <style:style style:name="P92" style:family="paragraph" style:parent-style-name="Footnote">
      <style:text-properties officeooo:rsid="00238496" officeooo:paragraph-rsid="00238496"/>
    </style:style>
    <style:style style:name="P93" style:family="paragraph" style:parent-style-name="Footnote">
      <style:text-properties officeooo:rsid="002a31d4" officeooo:paragraph-rsid="002a31d4"/>
    </style:style>
    <style:style style:name="P94" style:family="paragraph" style:parent-style-name="Footnote">
      <style:text-properties officeooo:rsid="002b65d8" officeooo:paragraph-rsid="002b65d8"/>
    </style:style>
    <style:style style:name="P95" style:family="paragraph" style:parent-style-name="Footnote">
      <style:text-properties officeooo:rsid="002e84fa" officeooo:paragraph-rsid="002e84fa"/>
    </style:style>
    <style:style style:name="P96" style:family="paragraph" style:parent-style-name="Footnote">
      <style:text-properties officeooo:rsid="002febd7" officeooo:paragraph-rsid="002febd7"/>
    </style:style>
    <style:style style:name="P97" style:family="paragraph" style:parent-style-name="Footnote">
      <style:text-properties officeooo:rsid="0030eb6f" officeooo:paragraph-rsid="0030eb6f"/>
    </style:style>
    <style:style style:name="P98" style:family="paragraph" style:parent-style-name="Footnote">
      <style:text-properties officeooo:rsid="00419165" officeooo:paragraph-rsid="00419165"/>
    </style:style>
    <style:style style:name="P99" style:family="paragraph" style:parent-style-name="Footnote">
      <style:text-properties officeooo:rsid="0032b7c2" officeooo:paragraph-rsid="0032b7c2"/>
    </style:style>
    <style:style style:name="P100" style:family="paragraph" style:parent-style-name="Footnote">
      <style:text-properties officeooo:rsid="0034efe6" officeooo:paragraph-rsid="0034efe6"/>
    </style:style>
    <style:style style:name="P101" style:family="paragraph" style:parent-style-name="Footnote">
      <style:text-properties officeooo:rsid="00459442" officeooo:paragraph-rsid="00459442"/>
    </style:style>
    <style:style style:name="P102" style:family="paragraph" style:parent-style-name="Footnote">
      <style:text-properties officeooo:rsid="0043a9b2" officeooo:paragraph-rsid="0043a9b2"/>
    </style:style>
    <style:style style:name="P103" style:family="paragraph" style:parent-style-name="Footnote">
      <style:text-properties officeooo:rsid="003f61d8" officeooo:paragraph-rsid="003f61d8"/>
    </style:style>
    <style:style style:name="P104" style:family="paragraph" style:parent-style-name="Footnote">
      <style:text-properties officeooo:rsid="004742c1" officeooo:paragraph-rsid="004742c1"/>
    </style:style>
    <style:style style:name="P105" style:family="paragraph" style:parent-style-name="Footnote">
      <style:text-properties officeooo:rsid="0047587b" officeooo:paragraph-rsid="0047587b"/>
    </style:style>
    <style:style style:name="P106" style:family="paragraph" style:parent-style-name="Footnote">
      <style:text-properties officeooo:rsid="0049f7a2" officeooo:paragraph-rsid="0049f7a2"/>
    </style:style>
    <style:style style:name="P107" style:family="paragraph" style:parent-style-name="Footnote">
      <style:text-properties officeooo:rsid="0047bda1" officeooo:paragraph-rsid="0047bda1"/>
    </style:style>
    <style:style style:name="P108" style:family="paragraph" style:parent-style-name="Footnote">
      <style:text-properties officeooo:rsid="004c786e" officeooo:paragraph-rsid="004c786e"/>
    </style:style>
    <style:style style:name="P109" style:family="paragraph" style:parent-style-name="Footnote">
      <style:text-properties fo:language="de" fo:country="DE" officeooo:rsid="005915d0" officeooo:paragraph-rsid="0059c02a"/>
    </style:style>
    <style:style style:name="P110" style:family="paragraph" style:parent-style-name="Footnote">
      <style:text-properties fo:language="de" fo:country="DE" fo:font-style="italic" officeooo:rsid="001c5dce" officeooo:paragraph-rsid="00654ae2" style:font-style-asian="italic" style:font-style-complex="italic"/>
    </style:style>
    <style:style style:name="P111" style:family="paragraph" style:parent-style-name="Footnote">
      <style:text-properties fo:language="de" fo:country="DE" officeooo:paragraph-rsid="00654ae2"/>
    </style:style>
    <style:style style:name="P112" style:family="paragraph" style:parent-style-name="Contents_20_Heading" style:master-page-name="Index">
      <style:paragraph-properties style:page-number="auto"/>
    </style:style>
    <style:style style:name="P113" style:family="paragraph" style:parent-style-name="Contents_20_1">
      <style:paragraph-properties>
        <style:tab-stops>
          <style:tab-stop style:position="6.1835in" style:type="right" style:leader-style="dotted" style:leader-text="."/>
        </style:tab-stops>
      </style:paragraph-properties>
    </style:style>
    <style:style style:name="P114" style:family="paragraph" style:parent-style-name="Contents_20_2">
      <style:paragraph-properties>
        <style:tab-stops>
          <style:tab-stop style:position="5.9866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2febd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2436e0" style:font-style-asian="normal" style:font-style-complex="normal"/>
    </style:style>
    <style:style style:name="T7" style:family="text">
      <style:text-properties fo:font-style="normal" officeooo:rsid="002febd7" style:font-style-asian="normal" style:font-style-complex="normal"/>
    </style:style>
    <style:style style:name="T8" style:family="text">
      <style:text-properties fo:font-style="normal" officeooo:rsid="0032b7c2" style:font-style-asian="normal" style:font-style-complex="normal"/>
    </style:style>
    <style:style style:name="T9" style:family="text">
      <style:text-properties fo:font-style="normal" officeooo:rsid="0062168f" style:font-style-asian="normal" style:font-style-complex="normal"/>
    </style:style>
    <style:style style:name="T10" style:family="text">
      <style:text-properties fo:font-style="normal" officeooo:rsid="0033bece" style:font-style-asian="normal" style:font-style-complex="normal"/>
    </style:style>
    <style:style style:name="T11" style:family="text">
      <style:text-properties fo:font-style="normal" officeooo:rsid="003714ce" style:font-style-asian="normal" style:font-style-complex="normal"/>
    </style:style>
    <style:style style:name="T12" style:family="text">
      <style:text-properties fo:font-style="normal" officeooo:rsid="006adb06" style:font-style-asian="normal" style:font-style-complex="normal"/>
    </style:style>
    <style:style style:name="T13" style:family="text">
      <style:text-properties officeooo:rsid="0055a5b4"/>
    </style:style>
    <style:style style:name="T14" style:family="text">
      <style:text-properties officeooo:rsid="0054664b"/>
    </style:style>
    <style:style style:name="T1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16"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17"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18"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19" style:family="text">
      <style:text-properties fo:font-variant="normal" fo:text-transform="none" fo:color="#000000" style:font-name="Times New Roman" fo:font-size="9.75pt" fo:letter-spacing="normal" fo:language="de" fo:country="DE" fo:font-style="italic" style:text-underline-style="none" fo:font-weight="normal" officeooo:rsid="00654ae2" style:font-style-asian="italic" style:font-style-complex="italic"/>
    </style:style>
    <style:style style:name="T20"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21"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22" style:family="text">
      <style:text-properties fo:font-variant="normal" fo:text-transform="none" fo:color="#000000" style:font-name="Times New Roman" fo:font-size="9.75pt" fo:letter-spacing="normal" fo:language="de" fo:country="DE" fo:font-style="normal" fo:font-weight="normal" officeooo:rsid="00529135" style:font-style-asian="normal" style:font-style-complex="normal"/>
    </style:style>
    <style:style style:name="T23" style:family="text">
      <style:text-properties fo:font-variant="normal" fo:text-transform="none" fo:color="#000000" style:font-name="Times New Roman" fo:font-size="9.75pt" fo:letter-spacing="normal" fo:language="de" fo:country="DE" fo:font-style="normal" style:text-underline-style="none" fo:font-weight="normal" officeooo:rsid="00654ae2" style:font-style-asian="normal" style:font-style-complex="normal"/>
    </style:style>
    <style:style style:name="T24" style:family="text">
      <style:text-properties fo:font-variant="normal" fo:text-transform="none" fo:color="#000000" style:font-name="Times New Roman" fo:font-size="9.75pt" fo:letter-spacing="normal" fo:language="de" fo:country="DE" fo:font-style="normal" style:text-underline-style="none" fo:font-weight="normal" officeooo:rsid="005ad272" style:font-style-asian="normal" style:font-style-complex="normal"/>
    </style:style>
    <style:style style:name="T25"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26"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27" style:family="text">
      <style:text-properties officeooo:rsid="004f149e"/>
    </style:style>
    <style:style style:name="T28" style:family="text">
      <style:text-properties officeooo:rsid="00550f55"/>
    </style:style>
    <style:style style:name="T29" style:family="text">
      <style:text-properties style:text-underline-style="none" officeooo:rsid="005e1c04"/>
    </style:style>
    <style:style style:name="T30" style:family="text">
      <style:text-properties officeooo:rsid="005915d0"/>
    </style:style>
    <style:style style:name="T31" style:family="text">
      <style:text-properties fo:font-size="12pt" fo:font-weight="normal" style:font-size-asian="10.5pt" style:font-weight-asian="normal" style:font-size-complex="12pt" style:font-weight-complex="normal"/>
    </style:style>
    <style:style style:name="T32" style:family="text">
      <style:text-properties fo:font-size="12pt" fo:font-weight="normal" officeooo:rsid="0054664b" style:font-size-asian="10.5pt" style:font-weight-asian="normal" style:font-size-complex="12pt" style:font-weight-complex="normal"/>
    </style:style>
    <style:style style:name="T33" style:family="text">
      <style:text-properties fo:font-size="12pt" fo:font-weight="normal" officeooo:rsid="005a322c" style:font-size-asian="10.5pt" style:font-weight-asian="normal" style:font-size-complex="12pt"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645fe3" style:font-size-asian="12pt" style:font-weight-asian="normal" style:font-size-complex="12pt" style:font-weight-complex="normal"/>
    </style:style>
    <style:style style:name="T36" style:family="text">
      <style:text-properties fo:font-size="12pt" fo:font-weight="normal" officeooo:rsid="004e31f5" style:font-size-asian="12pt" style:font-weight-asian="normal" style:font-size-complex="12pt" style:font-weight-complex="normal"/>
    </style:style>
    <style:style style:name="T37" style:family="text">
      <style:text-properties fo:font-size="12pt" fo:font-weight="normal" officeooo:rsid="006d7b49" style:font-size-asian="12pt" style:font-weight-asian="normal" style:font-size-complex="12pt" style:font-weight-complex="normal"/>
    </style:style>
    <style:style style:name="T38" style:family="text">
      <style:text-properties officeooo:rsid="005fe740"/>
    </style:style>
    <style:style style:name="T39" style:family="text">
      <style:text-properties officeooo:rsid="00605786"/>
    </style:style>
    <style:style style:name="T40" style:family="text">
      <style:text-properties fo:language="de" fo:country="DE" fo:font-style="normal" officeooo:rsid="00529135" style:font-style-asian="normal" style:font-style-complex="normal"/>
    </style:style>
    <style:style style:name="T41" style:family="text">
      <style:text-properties fo:language="de" fo:country="DE" fo:font-style="normal" officeooo:rsid="0059c02a" style:font-style-asian="normal" style:font-style-complex="normal"/>
    </style:style>
    <style:style style:name="T42" style:family="text">
      <style:text-properties fo:language="de" fo:country="DE" fo:font-style="normal" officeooo:rsid="0065249d" style:font-style-asian="normal" style:font-style-complex="normal"/>
    </style:style>
    <style:style style:name="T43" style:family="text">
      <style:text-properties fo:language="de" fo:country="DE" fo:font-style="normal" officeooo:rsid="00654ae2" style:font-style-asian="normal" style:font-style-complex="normal"/>
    </style:style>
    <style:style style:name="T44" style:family="text">
      <style:text-properties fo:language="de" fo:country="DE" officeooo:rsid="00654ae2"/>
    </style:style>
    <style:style style:name="T45" style:family="text">
      <style:text-properties officeooo:rsid="00654ae2"/>
    </style:style>
    <style:style style:name="T46" style:family="text">
      <style:text-properties officeooo:rsid="006662c9"/>
    </style:style>
    <style:style style:name="T47" style:family="text">
      <style:text-properties officeooo:rsid="0041399a"/>
    </style:style>
    <style:style style:name="T48" style:family="text">
      <style:text-properties officeooo:rsid="004e60d2"/>
    </style:style>
    <style:style style:name="T49" style:family="text">
      <style:text-properties officeooo:rsid="001bf75b"/>
    </style:style>
    <style:style style:name="T50" style:family="text">
      <style:text-properties officeooo:rsid="002436e0"/>
    </style:style>
    <style:style style:name="T51" style:family="text">
      <style:text-properties officeooo:rsid="0020f16a"/>
    </style:style>
    <style:style style:name="T52" style:family="text">
      <style:text-properties officeooo:rsid="00220d96"/>
    </style:style>
    <style:style style:name="T53" style:family="text">
      <style:text-properties officeooo:rsid="00236cfc"/>
    </style:style>
    <style:style style:name="T54" style:family="text">
      <style:text-properties officeooo:rsid="0062168f"/>
    </style:style>
    <style:style style:name="T55" style:family="text">
      <style:text-properties officeooo:rsid="00238496"/>
    </style:style>
    <style:style style:name="T56" style:family="text">
      <style:text-properties officeooo:rsid="0024c8b5"/>
    </style:style>
    <style:style style:name="T57" style:family="text">
      <style:text-properties officeooo:rsid="0066fb58"/>
    </style:style>
    <style:style style:name="T58" style:family="text">
      <style:text-properties officeooo:rsid="002875fd"/>
    </style:style>
    <style:style style:name="T59" style:family="text">
      <style:text-properties officeooo:rsid="002a31d4"/>
    </style:style>
    <style:style style:name="T60" style:family="text">
      <style:text-properties officeooo:rsid="002b65d8"/>
    </style:style>
    <style:style style:name="T61" style:family="text">
      <style:text-properties officeooo:rsid="002c851f"/>
    </style:style>
    <style:style style:name="T62" style:family="text">
      <style:text-properties officeooo:rsid="00617263"/>
    </style:style>
    <style:style style:name="T63" style:family="text">
      <style:text-properties officeooo:rsid="002febd7"/>
    </style:style>
    <style:style style:name="T64" style:family="text">
      <style:text-properties officeooo:rsid="00352723"/>
    </style:style>
    <style:style style:name="T65" style:family="text">
      <style:text-properties officeooo:rsid="0042d674"/>
    </style:style>
    <style:style style:name="T66" style:family="text">
      <style:text-properties officeooo:rsid="003714ce"/>
    </style:style>
    <style:style style:name="T67" style:family="text">
      <style:text-properties officeooo:rsid="00359f69"/>
    </style:style>
    <style:style style:name="T68" style:family="text">
      <style:text-properties officeooo:rsid="00645fe3"/>
    </style:style>
    <style:style style:name="T69" style:family="text">
      <style:text-properties officeooo:rsid="003b95c2"/>
    </style:style>
    <style:style style:name="T70" style:family="text">
      <style:text-properties officeooo:rsid="003c397e"/>
    </style:style>
    <style:style style:name="T71" style:family="text">
      <style:text-properties officeooo:rsid="0043a9b2"/>
    </style:style>
    <style:style style:name="T72" style:family="text">
      <style:text-properties officeooo:rsid="00459442"/>
    </style:style>
    <style:style style:name="T73" style:family="text">
      <style:text-properties officeooo:rsid="003c9e94"/>
    </style:style>
    <style:style style:name="T74" style:family="text">
      <style:text-properties officeooo:rsid="003faa1b"/>
    </style:style>
    <style:style style:name="T75" style:family="text">
      <style:text-properties officeooo:rsid="004742c1"/>
    </style:style>
    <style:style style:name="T76" style:family="text">
      <style:text-properties officeooo:rsid="0047587b"/>
    </style:style>
    <style:style style:name="T77" style:family="text">
      <style:text-properties officeooo:rsid="0047bda1"/>
    </style:style>
    <style:style style:name="T78" style:family="text">
      <style:text-properties officeooo:rsid="0048fb6c"/>
    </style:style>
    <style:style style:name="T79" style:family="text">
      <style:text-properties officeooo:rsid="0049f7a2"/>
    </style:style>
    <style:style style:name="T80" style:family="text">
      <style:text-properties officeooo:rsid="004ba2c4"/>
    </style:style>
    <style:style style:name="T81" style:family="text">
      <style:text-properties officeooo:rsid="0068bd4b"/>
    </style:style>
    <style:style style:name="T82" style:family="text">
      <style:text-properties officeooo:rsid="0069b460"/>
    </style:style>
    <style:style style:name="T83" style:family="text">
      <style:text-properties officeooo:rsid="006adb06"/>
    </style:style>
    <style:style style:name="T84" style:family="text">
      <style:text-properties officeooo:rsid="006cc2c1"/>
    </style:style>
    <style:style style:name="T85" style:family="text">
      <style:text-properties officeooo:rsid="006d7b4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riedrich-Alexander-Universität Erlangen-Nürnberg</text:p>
      <text:p text:style-name="P2">Philosophische Fakultät und Fachbereich Theologie</text:p>
      <text:p text:style-name="P2">Fachbereich: <text:span text:style-name="T13">Philosophie</text:span></text:p>
      <text:p text:style-name="P2">Proseminar: <text:span text:style-name="T81">Comparative Philosophy</text:span>, <text:span text:style-name="T81">Sommersemester 2016</text:span></text:p>
      <text:p text:style-name="P2">Dozent<text:span text:style-name="T14">i</text:span>n: <text:span text:style-name="T39">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Autonomie und Kontingenz in der Kybernetik</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mil Lefherz</text:p>
      <text:p text:style-name="P26">Rennweg 31</text:p>
      <text:p text:style-name="P9">90<text:span text:style-name="T14">489 Nürnberg</text:span></text:p>
      <text:p text:style-name="P9">E-Mail: emil.lefherz@<text:span text:style-name="T81">fau</text:span>.de </text:p>
      <text:p text:style-name="P9"/>
      <text:p text:style-name="P3"><text:span text:style-name="T31">Zwei-Fach-Bachelor Philosophie (</text:span><text:span text:style-name="T32">5</text:span><text:span text:style-name="T31">. FS) und Politische Wissenschaft (</text:span><text:span text:style-name="T32">3</text:span><text:span text:style-name="T31">. FS</text:span><text:span text:style-name="T33">)</text:span></text:p>
      <text:table-of-content text:style-name="Sect1" text:protected="true" text:name="Table of Contents1">
        <text:table-of-content-source text:outline-level="10">
          <text:index-title-template text:style-name="Contents_20_Heading">Autonomie und Kontingenz in der Kyberneti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Autonomie und Kontingenz in der Kybernetik</text:p>
          </text:index-title>
          <text:p text:style-name="P113"><text:a xlink:type="simple" xlink:href="#__RefHeading___Toc1572_1161371972" text:style-name="Index_20_Link" text:visited-style-name="Index_20_Link">1 Das Versprechen der Kontingenz<text:tab/>3</text:a></text:p>
          <text:p text:style-name="P113"><text:a xlink:type="simple" xlink:href="#__RefHeading___Toc1574_1161371972" text:style-name="Index_20_Link" text:visited-style-name="Index_20_Link">2 Strukturelle Ähnlichkeiten zwischen Rorty und der Kybernetik<text:tab/>5</text:a></text:p>
          <text:p text:style-name="P113"><text:a xlink:type="simple" xlink:href="#__RefHeading___Toc1576_1161371972" text:style-name="Index_20_Link" text:visited-style-name="Index_20_Link">2.1 Überschriebene Neubeschreibungen<text:tab/>5</text:a></text:p>
          <text:p text:style-name="P113"><text:a xlink:type="simple" xlink:href="#__RefHeading___Toc1578_1161371972" text:style-name="Index_20_Link" text:visited-style-name="Index_20_Link">2.2 Selbstreferenzielle Erkenntnis<text:tab/>7</text:a></text:p>
          <text:p text:style-name="P113"><text:a xlink:type="simple" xlink:href="#__RefHeading___Toc1580_1161371972" text:style-name="Index_20_Link" text:visited-style-name="Index_20_Link">3 Der herrschende Kybernetes<text:tab/>9</text:a></text:p>
          <text:p text:style-name="P113"><text:a xlink:type="simple" xlink:href="#__RefHeading___Toc1582_1161371972" text:style-name="Index_20_Link" text:visited-style-name="Index_20_Link"><text:span text:style-name="T4">3.1 </text:span></text:a><text:a xlink:type="simple" xlink:href="#__RefHeading___Toc1582_1161371972" text:style-name="Index_20_Link" text:visited-style-name="Index_20_Link"><text:span text:style-name="T4">Menschen zu Maschinen! Kybernetik-Mythos</text:span></text:a><text:a xlink:type="simple" xlink:href="#__RefHeading___Toc1582_1161371972" text:style-name="Index_20_Link" text:visited-style-name="Index_20_Link"><text:tab/>10</text:a></text:p>
          <text:p text:style-name="P113"><text:a xlink:type="simple" xlink:href="#__RefHeading___Toc1584_1161371972" text:style-name="Index_20_Link" text:visited-style-name="Index_20_Link"><text:span text:style-name="T4">3.2 </text:span></text:a><text:a xlink:type="simple" xlink:href="#__RefHeading___Toc1584_1161371972" text:style-name="Index_20_Link" text:visited-style-name="Index_20_Link"><text:span text:style-name="T4">Der</text:span></text:a><text:a xlink:type="simple" xlink:href="#__RefHeading___Toc1584_1161371972" text:style-name="Index_20_Link" text:visited-style-name="Index_20_Link"><text:span text:style-name="T4"> “andere” in der Kybernetik</text:span></text:a><text:a xlink:type="simple" xlink:href="#__RefHeading___Toc1584_1161371972" text:style-name="Index_20_Link" text:visited-style-name="Index_20_Link"><text:tab/>11</text:a></text:p>
          <text:p text:style-name="P113"><text:a xlink:type="simple" xlink:href="#__RefHeading___Toc1586_1161371972" text:style-name="Index_20_Link" text:visited-style-name="Index_20_Link">4 Überwachung als Kern der Kybernetik<text:tab/>13</text:a></text:p>
          <text:p text:style-name="P113"><text:a xlink:type="simple" xlink:href="#__RefHeading___Toc1588_1161371972" text:style-name="Index_20_Link" text:visited-style-name="Index_20_Link">4.1 Herrschaft durch Überwachung<text:tab/>14</text:a></text:p>
          <text:p text:style-name="P113"><text:a xlink:type="simple" xlink:href="#__RefHeading___Toc1590_1161371972" text:style-name="Index_20_Link" text:visited-style-name="Index_20_Link">4.2 Gegenüberwachung<text:tab/>15</text:a></text:p>
          <text:p text:style-name="P113"><text:a xlink:type="simple" xlink:href="#__RefHeading___Toc1592_1161371972" text:style-name="Index_20_Link" text:visited-style-name="Index_20_Link">5. Planung des Selbst<text:tab/>17</text:a></text:p>
          <text:p text:style-name="P113"><text:a xlink:type="simple" xlink:href="#__RefHeading__1783_1803230690" text:style-name="Index_20_Link" text:visited-style-name="Index_20_Link">Literaturverzeichnis<text:tab/>19</text:a></text:p>
          <text:p text:style-name="P114"><text:a xlink:type="simple" xlink:href="#__RefHeading__855_75367846" text:style-name="Index_20_Link" text:visited-style-name="Index_20_Link"><text:span text:style-name="T4">L</text:span></text:a><text:a xlink:type="simple" xlink:href="#__RefHeading__855_75367846" text:style-name="Index_20_Link" text:visited-style-name="Index_20_Link"><text:span text:style-name="T4">iteratur:</text:span></text:a><text:a xlink:type="simple" xlink:href="#__RefHeading__855_75367846" text:style-name="Index_20_Link" text:visited-style-name="Index_20_Link"><text:tab/>19</text:a></text:p>
          <text:p text:style-name="P114"><text:a xlink:type="simple" xlink:href="#__RefHeading__857_75367846" text:style-name="Index_20_Link" text:visited-style-name="Index_20_Link">Internetquellen:<text:tab/>19</text:a></text:p>
        </text:index-body>
      </text:table-of-content>
      <text:p text:style-name="P3"/>
      <text:p text:style-name="P3"/>
      <text:p text:style-name="P5"/>
      <text:p text:style-name="Standard"><text:span text:style-name="T44">Ich zitiere Nietzsche aus der elektronisch verfügbaren „</text:span>Digitale<text:span text:style-name="T45">n</text:span> Kritische<text:span text:style-name="T45">n</text:span> Gesamtausgabe von Nietzsches Werken und Briefen (eKGWB)“, <text:span text:style-name="T45">nicht nach schriftlichen Quellen. Demzufolge stehen in den Fußnoten keine Seitenzahlen, sondern Hyperlinks.</text:span></text:p>
      <text:p text:style-name="Standard"/>
      <text:p text:style-name="P4"/>
      <text:p text:style-name="P6">Ich habe die Arbeit in geschlechtergerechter Sprache geschrieben. Ich verwende das generische Femininum und das generische Maskulinum abwechselnd. Sollte jemand beim Lesen darüber stolpern: <text:span text:style-name="T38">d</text:span>as ist so gewollt.</text:p>
      <text:p text:style-name="P7"/>
      <text:p text:style-name="P7"/>
      <text:h text:style-name="P85" text:outline-level="1"><text:bookmark-start text:name="__RefHeading___Toc1572_1161371972"/>1 Das Versprechen der Kontingenz<text:bookmark-end text:name="__RefHeading___Toc1572_1161371972"/></text:h>
      <text:p text:style-name="P78"/>
      <text:p text:style-name="P29">Kontingenz ist die Negation der Notwendigkeit. Wo Notwendigkeit heißt „A can not not be“, lässt die Kontingenz den Freiraum der Nichtexistenz, und „A can not be“<text:note text:id="ftn1" text:note-class="footnote"><text:note-citation>1</text:note-citation><text:note-body><text:p text:style-name="P87">Dieser eine Text von der ersten Sitzung</text:p></text:note-body></text:note>.</text:p>
      <text:p text:style-name="P29">Vielen Leuten macht das Angst. Angst vor dem Tod, Angst vor Veränderung hat das Streben der Menschen durch ihre gesamte Geschichte hindurch bestimmt, <text:span text:style-name="T47">meist zugunsten des Status Quo</text:span>. Doch der dialektische Counterpart, <text:span text:style-name="T48">die</text:span> Revolution, bestimmt die Geschichte genauso in dem Versuch, die bestehenden Verhältnisse zum „nicht mehr sein“ zu bewegen und ihnen den eigenen Stempel aufzudrücken.</text:p>
      <text:p text:style-name="P30">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30">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30">Richard Rorty, der als einer der ersten die Möglichkeiten der Kontingenz der Sprache beschrieben hat, gefällt das sehr gut; <text:span text:style-name="T49">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80">„(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88">Rorty 73</text:p></text:note-body></text:note></text:p>
      <text:p text:style-name="P62">Ferner ist er „liberal“ <text:span text:style-name="T50">ironist</text:span>, weil er denkt, dass „<text:span text:style-name="T51">Cruelty“ das schlimmste ist, was wir Menschen uns antun können</text:span><text:span text:style-name="T51"><text:note text:id="ftn3" text:note-class="footnote"><text:note-citation>3</text:note-citation><text:note-body><text:p text:style-name="P89">Rorty xv</text:p></text:note-body></text:note></text:span><text:span text:style-name="T51">. Von diesem moralischen Standpunkt aus betrachtet er verschiedene Vokabulare, beispielsweise von Orwell und Nabokov, die beide verschiedene </text:span><text:soft-page-break/><text:span text:style-name="T51">Wege gefunden haben, um Grausamkeiten neu zu beschreiben und anzugreifen.</text:span></text:p>
      <text:p text:style-name="P63">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50">A</text:span>blassen von Grausamkeit kommt eher von selbst, wenn Menschen sich nicht zu so etwas gezwungen fühlen, beziehungsweise dem anderen genug Autonomie zugestehen, dass sie ihm gar keine Grausamkeit antun können. Ich nenne diese Einstellung fortan d<text:span text:style-name="T81">ie</text:span> „radical ironist“, <text:span text:style-name="T81">die</text:span> sich von anderen Radikalen darin unterscheidet, dass <text:span text:style-name="T81">sie</text:span> ebensowenig auf <text:span text:style-name="T81">ihrem</text:span> Vokabular beharrt wie die liberal ironists.</text:p>
      <text:p text:style-name="P64">Autonomie <text:span text:style-name="T50">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81">“Wer sich nicht befehlen kann, der soll gehorchen. Und mancher kann sich befehlen, aber da fehlt noch viel, dass er sich auch gehorche!”<text:note text:id="ftn4" text:note-class="footnote"><text:note-citation>4</text:note-citation><text:note-body><text:p text:style-name="P90">Nietzsche 1967, http://www.nietzschesource.org/#eKGWB/Za-III-Tafeln-4</text:p></text:note-body></text:note></text:p>
      <text:p text:style-name="P64">Kontingenz ermöglicht Autonomie erst, weil sie eine<text:span text:style-name="T81">r</text:span> die Möglichkeit gibt, plötzlich anders zu sein als vorher, und sich gegen die Regeln zu entscheiden, die eine<text:span text:style-name="T81">r</text:span> immer vorher jemand anders <text:span text:style-name="T50">(Gott? Eltern? Der Staat? Die Anderen?)</text:span> gegeben hat.</text:p>
      <text:p text:style-name="P64">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50">er Gedanke</text:span> der Kybernetik ist, dass man aus <text:span text:style-name="T50">einem</text:span> System errechnen kann, wie sich die einzelnen Teile in Zukunft verhalten werden, um es dann gezielt zu steuern.</text:p>
      <text:p text:style-name="P64">Die Kybernetik ist dabei aus mehreren Gründen interessant: einerseits war sie lange eine Hoffnung für die kommunistische Planwirtschaft, den Markt in Effizienz zu überholen, und damit für mehrere Generationen von - auf die Kontingenz zählenden - <text:soft-page-break/>„Wandler<text:span text:style-name="T81">inne</text:span>n“ wichtig. Andererseits sind Rortys Ideen auch in der Kybernetik verbreitet, wenn auch unter dem etwas anderen Label des „radikalen Konstruktivismus“.</text:p>
      <text:p text:style-name="P64">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31"><text:span text:style-name="T4">Diese Hausarbeit soll sich also der Frage widmen, ob die kybernetische Erklärung der Welt genug Raum </text:span><text:span text:style-name="T6">für die Kontingenz </text:span><text:span text:style-name="T4">lässt, um Autonomie zu befördern.</text:span></text:p>
      <text:h text:style-name="P84" text:outline-level="1"><text:bookmark-start text:name="__RefHeading___Toc1574_1161371972"/>2 Strukturelle Ähnlichkeiten zwischen Rorty und <text:span text:style-name="T52">der</text:span> Kybernetik<text:bookmark-end text:name="__RefHeading___Toc1574_1161371972"/></text:h>
      <text:p text:style-name="P65"/>
      <text:p text:style-name="P64">Wie bereits angedeutet, sind in der Kybernetik Rortys Ideen nicht ganz unbekannt, auch wenn sie in einem anderen Vokabular ausgedrückt werden. <text:span text:style-name="T53">Im radikalen Konstruktivismus des Kybernetikers Heinz von Foerster findet man überall das Diktum „truth is rather made than found“</text:span><text:span text:style-name="T53"><text:note text:id="ftn5" text:note-class="footnote"><text:note-citation>5</text:note-citation><text:note-body><text:p text:style-name="P91">Rorty 3</text:p></text:note-body></text:note></text:span><text:span text:style-name="T53"> wieder, zum Beispiel in der Aussage „Wahrheit ist die Erfindung eines Lügners“</text:span><text:span text:style-name="T53"><text:note text:id="ftn6" text:note-class="footnote"><text:note-citation>6</text:note-citation><text:note-body><text:p text:style-name="P91">Foerster ?</text:p></text:note-body></text:note></text:span><text:span text:style-name="T53">, in der sich die „Gemachtheit“ der Wahrnehmung ausdrückt.</text:span></text:p>
      <text:p text:style-name="P66">Foerster geht allerdings etwas weiter als Rorty, da er nicht nur Philosoph ist, sondern in erster Linie Naturwissenschaftler und Kybernetiker, und die Philosophie <text:span text:style-name="T47">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84" text:outline-level="1"><text:bookmark-start text:name="__RefHeading___Toc1576_1161371972"/>2.1 <text:span text:style-name="T54">Überschriebene Neubeschreibungen</text:span><text:bookmark-end text:name="__RefHeading___Toc1576_1161371972"/></text:h>
      <text:p text:style-name="P66"/>
      <text:p text:style-name="P66">Dieser Gedanke kommt recht schnell, wenn man die Zyklizität der Kybernetik ernst nimmt, in der Akteur und System sich in einem rekursiven Prozess von Information, einer Feedbackschleife, ständig aneinander weiterentwickeln. Wahrnehmung und Handlung <text:soft-page-break/>kann man nach der Kybernetik in sechs Schritten begreifen:</text:p>
      <text:p text:style-name="P66"><text:span text:style-name="T55">(</text:span>1<text:span text:style-name="T55">)</text:span> <text:span text:style-name="T81">Die Akteurin</text:span> stellt aus <text:span text:style-name="T81">ihrem </text:span>bisherigen Wissen<text:note text:id="ftn7" text:note-class="footnote"><text:note-citation>7</text:note-citation><text:note-body><text:p text:style-name="P91">Nach dieser Definition hier: Seemann (2014): S.18 </text:p></text:note-body></text:note> eine Frage an die Welt. <text:span text:style-name="T55">(</text:span>2<text:span text:style-name="T55">)</text:span> <text:span text:style-name="T81">Ihre</text:span> Wahrnehmung gibt ih<text:span text:style-name="T81">r</text:span> Daten über diese Welt, <text:span text:style-name="T55">(</text:span>3<text:span text:style-name="T55">)</text:span> <text:span text:style-name="T55">die </text:span>nach <text:span text:style-name="T81">ihrer </text:span>Frage geordnet und <text:span text:style-name="T55">als Informationen an ihr Wissen angeschlossen werden. (4) Aus ihren individuellen Zielen formuliert die Akteurin nun einen Soll-Zustand und (5) errechnet, wohin sich der Ist-Zustand bewegt, und erstellt einen Plan, wie sie ihn an den Soll-Zustand angleichen kann. (6) Nach diesem Plan handelt sie nun.</text:span></text:p>
      <text:p text:style-name="P67">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67">Und auch die Kybernetiker<text:span text:style-name="T82">innen</text:span> lassen sich nach Rorty teilweise als Poeten begreifen. Michael Seemann<text:note text:id="ftn8" text:note-class="footnote"><text:note-citation>8</text:note-citation><text:note-body><text:p text:style-name="P92">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68">Genauso ist der Satz „truth is rather made than found“ oder das poetischere „Wahrheit ist die Erfindung eines Lügners“ <text:span text:style-name="T56">eine Neubeschreibung unserer Erkenntnis, die es uns erst möglich macht, über widersprüchliche Realitäten zu reden und die Determination unserer Lebenswelten durch die Sprache in Worte zu fassen.</text:span></text:p>
      <text:p text:style-name="P69">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text:soft-page-break/>zurück, und sie beschreiben die Welt lauter als je zuvor: wie viele Geschlechter es gibt, bis wann ein Akt Sex ist und ab wann Vergewaltigung, was normal ist und was nicht. Mit der Vorsilbe „cis-“ (wie in cis-Frau) werden Wörter geschaffen, die ganze Lebensformen sagbar und damit lebbar machen, Transpersonen aller Coleur, die nicht ins alte, binäre Geschlechterkonzept passen, erobern sich das Recht, ihre Pronomen, die Art wie über sie gesprochen wird, selbst aussuchen zu können, ein zutiefst autonomes Konzept.</text:p>
      <text:p text:style-name="P70">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ontiert, passiert das sogar so häufig, dass es kein Wunder ist, dass gerade jetzt Theorien erfolgreicher sind, die die Kontingenz von Weltbildern berücksichtigen.</text:p>
      <text:h text:style-name="P84" text:outline-level="1"><text:bookmark-start text:name="__RefHeading___Toc1578_1161371972"/><text:span text:style-name="T57">2</text:span>.2 <text:span text:style-name="T54">Selbstreferenzielle Erkenntnis</text:span><text:bookmark-end text:name="__RefHeading___Toc1578_1161371972"/></text:h>
      <text:p text:style-name="P32"/>
      <text:p text:style-name="P33">Im kybernetischen Erkenntniszyklus ist noch ein weiteres Element enthalten, dem Rorty ein ganzes Kapitel gewidmet hat: die Kontingenz des Selbst. <text:span text:style-name="T58">Wenn man sich im Laufe dieses Zyklusses selbst neu beschreibt, kann man sich auch selbst eine neue, autonomere Bedeutung geben, den Platz im eigenen Weltbild selbst bestimmen, in dem man sich so und nicht anders von den anderen Elementen darin abgrenzt.</text:span></text:p>
      <text:p text:style-name="P34">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l die eigene Art, sich einzuordnen; immerhin gibt es den Gott nicht, dessen Weltbild die objektive Realität darstellt. <text:span text:style-name="T59">Es klingt auf den ersten Blick, als wäre es völlig beliebig, dass man nur sieht was man sehen will, und die Wahrheit so nie finden kann.</text:span></text:p>
      <text:p text:style-name="P34">Vielmehr hilft diese Sichtweise, eine<text:span text:style-name="T82">m</text:span> zu verstehen, wie sehr die eigene Erkenntnis von eine<text:span text:style-name="T82">m</text:span> selbst abhängt, und führt so eine weitere Reflektionsebene mit ein. Wie wird mein Weltbild von unterbewussten Vorannahmen geprägt? Von moralischen Ansprüchen an mich selbst und andere? Suche ich bei mir oder anderen nach dem, was ich als <text:soft-page-break/>moralisch gut oder schlecht einstufe, und was übersehe ich deswegen? <text:span text:style-name="T59">Welche Mythen erzähle ich mir selbst, und warum brauche ich sie, um meine Identität zu rechtfertigen?</text:span></text:p>
      <text:p text:style-name="P35">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verändert.<text:note text:id="ftn9" text:note-class="footnote"><text:note-citation>9</text:note-citation><text:note-body><text:p text:style-name="P93">Foerster 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5">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5">Wegen diesem ständigen Zweifel, den <text:span text:style-name="T82">die Ironikerin</text:span> an <text:span text:style-name="T82">ihrem </text:span>eigenen Vokabular hat, ist es eben nicht beliebig, was man wahrnimmt, und kann man es eben nicht einfach aussuchen. <text:span text:style-name="T60">Dabei will 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60"><text:note text:id="ftn10" text:note-class="footnote"><text:note-citation>10</text:note-citation><text:note-body><text:p text:style-name="P94">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60"> Der Ironiker verzweifelt an Ist- und Soll-Zustand des eigenen Weltbildes, statt dass er in seiner eigenen Welt versinkt.</text:span></text:p>
      <text:p text:style-name="P36">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61">durch den Zyklus, aber die Katze </text:span><text:soft-page-break/><text:span text:style-name="T61">der Komputation könnte die nächste Frage, die sie stellen wird, bereits vorher erraten.</text:span></text:p>
      <text:p text:style-name="P37">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84" text:outline-level="1"><text:bookmark-start text:name="__RefHeading___Toc1580_1161371972"/>3 <text:span text:style-name="T62">Der herrschende Kybernetes</text:span><text:bookmark-end text:name="__RefHeading___Toc1580_1161371972"/></text:h>
      <text:p text:style-name="P38"/>
      <text:p text:style-name="P39">In einem Punkt aber unterscheidet sich das Vokabular der Kybernetik von Rortys Ansatz, und ist auch aus Sicht eine<text:span text:style-name="T82">r</text:span> radikalen Ironiker<text:span text:style-name="T82">in</text:span> zu kritisieren – die Herrschaft ist aus der Kybernetik nicht wegzudenken. In der Sichtweise, die die Kybernetik auf die Welt hat, ist die Beeinflussung der als System verstandenen Welt ein fundamentaler Teil, sie ist das Ziel der Erkenntnis überhaupt.</text:p>
      <text:p text:style-name="P39">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5">Adorno/Horkheimer 10</text:p></text:note-body></text:note></text:p>
      <text:p text:style-name="P39">Das erste Indiz für die enge Verwandtschaft der Kybernetik mit der Herrschaft ist in ihrem Namen angelegt: <text:span text:style-name="T63">weil </text:span>„[…<text:span text:style-name="T63">] der Begriff Kybernetik, den Norbert Wiener prägte und im Jahre 1948 zum Titel seines Buches machte, auf das griechische Wort für Steuermann (</text:span><text:span text:style-name="T3">kybernetes</text:span><text:span text:style-name="T63">) zurückgeht, das im Lateinischen zum </text:span><text:span text:style-name="T3">gubernator</text:span><text:span text:style-name="T63"> und im Englischen zum </text:span><text:span text:style-name="T3">governor</text:span><text:span text:style-name="T63"> wird.“</text:span><text:span text:style-name="T63"><text:note text:id="ftn12" text:note-class="footnote"><text:note-citation>12</text:note-citation><text:note-body><text:p text:style-name="P96">Foerster 107</text:p></text:note-body></text:note></text:span><text:span text:style-name="T63"> Gouverneure an sich sind ja bei vielen Leuten nicht einmal unbeliebt – nicht alle haben ein Problem damit, dass die von der Gouverneurin gesteuerten </text:span><text:span text:style-name="T3">sie selbst als Menschen </text:span><text:span text:style-name="T7">sind.</text:span></text:p>
      <text:p text:style-name="P40"><text:span text:style-name="T4">Die instrumentelle Vernunft ordnet dem hochgehaltenen Subjekt eben nicht nur Natur oder Menschen unter, sondern das, was der Vernunft Objekt ist: alles </text:span><text:span text:style-name="T12">(und das ist ziemlich viel)</text:span><text:span text:style-name="T4">. Ziel der Erkenntnis ist es auch im systemischen Ansatz der Kybernetik, eine unbeschreibbar komplexe Welt verwertbar und verwendbar zu machen, zu quantifizieren.</text:span><text:span text:style-name="T4"><text:note text:id="ftn13" text:note-class="footnote"><text:note-citation>13</text:note-citation><text:note-body><text:p text:style-name="P97">Lefherz (2016): S.6</text:p></text:note-body></text:note></text:span><text:span text:style-name="T4"> Aber allen Objekten, die man beschreiben will, einfach eine Zahl anzukleben, damit man mit ihnen rechnen kann, kann nie ganz ohne Willkür geschehen; eine solche Beschreibung muss immer tote Winkel haben, und kann die gesamte Qualität eines Objekts nie </text:span><text:soft-page-break/><text:span text:style-name="T4">ausreichend erfassen. </text:span></text:p>
      <text:p text:style-name="P71">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71">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41"><text:span text:style-name="T4">Wenn er das überhaupt wollen würde. Aber der Soll-Zustand, in den die meisten Governors die Welt versetzen wollen, ist bekanntlich nicht Orwells Traum der „human equality“; auch wenn die Kybernetik sie „technically possible“ macht.</text:span><text:span text:style-name="T4"><text:note text:id="ftn14" text:note-class="footnote"><text:note-citation>14</text:note-citation><text:note-body><text:p text:style-name="P98">Rorty 169</text:p></text:note-body></text:note></text:span><text:span text:style-name="T4"> </text:span><text:span text:style-name="T8">Die Herrschaftsverhältnisse stehen dieser also auch mit der Kybernetik im Wege.</text:span></text:p>
      <text:p text:style-name="P72">In der befreiten Gesellschaft, auch ein toter Traum des zwanzigsten Jahrhunderts, könnte die Kybernetik uns zumindest die „human equality“ liefern. Die Herrschaft müssten wir wohl trotzdem in Kauf nehmen.</text:p>
      <text:h text:style-name="P84" text:outline-level="1"><text:bookmark-start text:name="__RefHeading___Toc1582_1161371972"/><text:span text:style-name="T4">3.1 </text:span><text:span text:style-name="T9">Menschen zu Maschinen! Kybernetik-Mythos</text:span><text:bookmark-end text:name="__RefHeading___Toc1582_1161371972"/></text:h>
      <text:p text:style-name="P38"/>
      <text:p text:style-name="P42">Wo ich eben nachgewiesen habe, dass die Kybernetik eine instrumentelle Vernunft ist, hat Adorno noch mehr zu sagen; auch als Mythos wurde die Kybernetik im letzten Jahrhundert verehrt.</text:p>
      <text:p text:style-name="P42">Als Wiener 1950 mit dem Buch <text:span text:style-name="T1">Mensch und Menschmaschine</text:span><text:span text:style-name="T4"> eine Art kybernetische Gesellschaftstheorie vorlegt, ist die Kybernetik gerade im Kommen, und als es vier Jahre später neu überarbeitet und publiziert wird, trifft es mit seinem populärwissenschaftlichen Ansatz den Zahn der Zeit.</text:span><text:span text:style-name="T4"><text:note text:id="ftn15" text:note-class="footnote"><text:note-citation>15</text:note-citation><text:note-body><text:p text:style-name="P99">Feustel (2015): S. 4<text:span text:style-name="T83">8++</text:span></text:p></text:note-body></text:note></text:span><text:span text:style-name="T4"> Der aufstrebenden Kybernetik wird viel zugetraut, die künstliche Intelligenz </text:span><text:span text:style-name="T10">ist nur eins davon.</text:span></text:p>
      <text:p text:style-name="P73">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text:soft-page-break/>LSD – wenn Schaltkreise Gehirne sind, sind Menschen gleich Maschinen.</text:p>
      <text:p text:style-name="P73">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43"><text:span text:style-name="T4">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4"><text:note text:id="ftn16" text:note-class="footnote"><text:note-citation>16</text:note-citation><text:note-body><text:p text:style-name="P100">Foerster 111f</text:p></text:note-body></text:note></text:span><text:span text:style-name="T4"> Typisch für den Mythos ist jedoch, dass man ihm nicht zuhört; zwischen all den Kybernetikgläubigen geht die kritische Stimme Foersters unter.</text:span></text:p>
      <text:p text:style-name="P43"><text:span text:style-name="T4">Der Kybernetikpop hält ungefähr zwanzig Jahre, bis die Hoffnungen der Entzauberung des Menschen größtenteils zerstreut sind. Filme, die die Gefahr der Herrschaft der Roboter</text:span><text:span text:style-name="T12">innen</text:span><text:span text:style-name="T4"> über die Menschen behandeln, gibt es noch heute, wie </text:span><text:span text:style-name="T1">The Matrix</text:span><text:span text:style-name="T4"> oder </text:span><text:span text:style-name="T1">I, Robot</text:span><text:span text:style-name="T4">: doch das Wort „Kybernetik“ kommt darin nicht mehr vor.</text:span></text:p>
      <text:h text:style-name="P84" text:outline-level="1"><text:bookmark-start text:name="__RefHeading___Toc1584_1161371972"/><text:span text:style-name="T4">3.2 </text:span><text:span text:style-name="T11">Der</text:span><text:span text:style-name="T9"> “andere” in der Kybernetik</text:span><text:bookmark-end text:name="__RefHeading___Toc1584_1161371972"/></text:h>
      <text:p text:style-name="P32"/>
      <text:p text:style-name="P43">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43">Das wäre auch nicht einfach; Computer, die für das kybernetische Denken nun mal zentral sind, funktionieren eben mit Kommandozeilen und Befehlen, <text:span text:style-name="T64">das Dateisystem besteht aus einer Ordnerhierarchie</text:span> <text:span text:style-name="T64">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text:span><text:soft-page-break/><text:span text:style-name="T64">Hierarchie.</text:span></text:p>
      <text:p text:style-name="P44">In dieser Denkkultur ist es kontraintuitiv, sich vom anderen, den man zum Objekt macht, inspirieren zu lassen. Jede<text:span text:style-name="T84">r</text:span> hat die klar abgesteckte Kontrolle über seinen Bereich, und jede ist Kybernetiker genug, um über das ihm zugeteilte System zu herrschen.</text:p>
      <text:p text:style-name="P44">Vor diesem Hintergrund muss man die Verantwortungsethik verstehen, die Foerster aus seiner Erkenntnistheorie ableitet:<text:note text:id="ftn17" text:note-class="footnote"><text:note-citation>17</text:note-citation><text:note-body><text:p text:style-name="P98">Foerster <text:span text:style-name="T65">36</text:span></text:p></text:note-body></text:note> <text:span text:style-name="T65">auch wenn er selbst vorhat, die Freiheit eines anderen nicht zu beschränken, </text:span>die Wahrnehmung und das Weltbild gehört eben zu dem mir zugeteilten Bereich, und ich habe die Verantwortung, mit dieser selektiven Wahrnehmung umzugehen. Akteur<text:span text:style-name="T83">innen</text:span> entscheiden sich eben, <text:span text:style-name="T66">wie sie ihre Wahrnehmung interpretieren</text:span> – und kein Bit fällt um, ohne dass es jemand umfallen hören will.</text:p>
      <text:p text:style-name="P44">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67">wäre frei, einfach per Definition.</text:span></text:p>
      <text:p text:style-name="P45">Für <text:span text:style-name="T83">die </text:span>Täter<text:span text:style-name="T83">in</text:span> reicht es in dieser Konstellation aus, eine Verantwortungsethik zu formulieren, und darauf zu bauen, dass sich schon die richtigen Leute verantwortlich fühlen werden. <text:span text:style-name="T66">Aber ein </text:span>Opfer, <text:span text:style-name="T66">das </text:span>die Autonomie eines Steuermanns nicht genieß<text:span text:style-name="T66">t</text:span> und keine Macht über das System ha<text:span text:style-name="T66">t</text:span>, in dem <text:span text:style-name="T66">es </text:span>leb<text:span text:style-name="T66">t</text:span>, würde sich sicher eine andere Ethik ausdenken.</text:p>
      <text:p text:style-name="P45">Man kann sich als Opfer eine<text:span text:style-name="T83">r</text:span> unverantwortungsbewussten Kybernetiker<text:span text:style-name="T83">in</text:span> (oder eine<text:span text:style-name="T83">r</text:span>, d<text:span text:style-name="T83">ie</text:span>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5">Eine Verantwortungsethik, die sich Herrschende ausgedacht haben, um allen zu erlauben, ihre Herrschaft nicht als solche zu interpretieren, <text:span text:style-name="T66">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6">Der Kybernetik fällt es schwer, diesen anderen Perspektiven einen ausreichenden Platz <text:soft-page-break/>einzuräumen – zu sehr sind es die Kybernetiker<text:span text:style-name="T83">innen</text:span> gewohnt, mit Computern zu reden statt mit anderen Menschen. So lange ist es schwer, einen Mechanismus einzubauen, durch den Kybernetik die Autonomie der Menschen fördert, statt sie zu übergehen.</text:p>
      <text:h text:style-name="P82" text:outline-level="1"><text:bookmark-start text:name="__RefHeading___Toc1586_1161371972"/>4 <text:span text:style-name="T68">Überwachung als Kern der Kybernetik </text:span><text:bookmark-end text:name="__RefHeading___Toc1586_1161371972"/></text:h>
      <text:p text:style-name="P43"/>
      <text:p text:style-name="P47">Aus dem Herrschaftscharakter der kybernetischen Denkweise hat sich ein Problem entwickelt, dass die Autonomie aller Menschen bedroht, und gleichzeitig zu einem allgegenwärtigen Element unseres Alltags geworden ist – digitale Totalüberwachung.</text:p>
      <text:p text:style-name="P47">Der Kybernetik liegt der Gedanke zugrunde, dass man mit genügend Wissen über die Vergangenheit die Zukunft errechnen kann; um sie dann nach den eigenen Vorstellungen zu manipulieren. <text:span text:style-name="T69">Dafür braucht man ganz viele Daten in elektronisch auslesbarer Form.</text:span></text:p>
      <text:p text:style-name="P47"><text:span text:style-name="T69">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69"><text:note text:id="ftn18" text:note-class="footnote"><text:note-citation>18</text:note-citation><text:note-body><text:p text:style-name="P101">http://www.fontblog.de/ueber-ueberwachung/</text:p></text:note-body></text:note></text:span><text:span text:style-name="T69">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48">Damit fallen auch die Interessen diese<text:span text:style-name="T83">r</text:span> Einzelnen weniger ins Gewicht; man plant einfach die Zukunft der anderen Leute, und wenn <text:span text:style-name="T83">sie </text:span>nicht ins Konzept passt, muss <text:span text:style-name="T83">sie </text:span>sich eben damit arrangieren, dass <text:span text:style-name="T83">sie </text:span>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70">Solange das Feedback diese Erklärung der Welt nicht zu kritisch abstraft, wird sie geglaubt und umgesetzt.</text:span></text:p>
      <text:p text:style-name="P50">Die digitale Totalüberwachung ermöglicht eine kybernetische Planung von Handlungen erst – und ist in der Terrorismusbekämpfung per Drohne längst auch für Tote verantwortlich, <text:span text:style-name="T71">sogar für welche, deren Namen man nicht einmal kennt, deren andere </text:span><text:soft-page-break/><text:span text:style-name="T71">Daten aber reichen, um sie als Terroristen zu töten</text:span><text:span text:style-name="T71"><text:note text:id="ftn19" text:note-class="footnote"><text:note-citation>19</text:note-citation><text:note-body><text:p text:style-name="P102">www.wired.com/2010/05/no-name-terrorists-now-cia-drone-targets/</text:p></text:note-body></text:note></text:span><text:span text:style-name="T71">, auch ohne fairen Prozess oder überhaupt nur irgendeinen Prozess</text:span>. </text:p>
      <text:p text:style-name="P50">Doch <text:span text:style-name="T84">auch wenn diese Überwachung extrem gefährlich für die Autonomie aller Menschen ist, </text:span>ist Überwachung an sich ein Problem?</text:p>
      <text:h text:style-name="P82" text:outline-level="1"><text:bookmark-start text:name="__RefHeading___Toc1588_1161371972"/>4.1 <text:span text:style-name="T72">Herrschaft durch Überwachung</text:span><text:bookmark-end text:name="__RefHeading___Toc1588_1161371972"/></text:h>
      <text:p text:style-name="P43"/>
      <text:p text:style-name="P51"><text:span text:style-name="T84">Wahrnehmung</text:span> ist nicht zwangsläufig ein Problem - auch wir wollen wahrnehmen, die Welt verstehen, einordnen, unsere eigenen Erklärungen für sie finden. Gerne überwache ich über das Internet <text:span text:style-name="T84">die Postbotin</text:span>,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51">Wahrgenommen <text:span text:style-name="T73">zu </text:span>werden ist nicht zwangsläufig ein Problem - ganze Industrien widmen sich der Frage, wie wir sicherstellen können, dass wir als schön wahrgenommen werden (oder zumindest als das, was wir als schön empfinden). <text:span text:style-name="T73">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49">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text:span text:style-name="T84">inn</text:span>en zusehen – das würde es erst, wenn sie mich daran hindern würden, damit fortzufahren.</text:p>
      <text:p text:style-name="P52">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103">Seemann (2014): S. 172</text:p></text:note-body></text:note></text:p>
      <text:p text:style-name="P52">Nur wenn Überwachung mich disziplinieren kann, schränkt sie meine Autonomie ein. Nur, wenn jemand vorhat, nach der Beobachtung meiner Handlungen in sie einzugreifen, <text:soft-page-break/>mittels der Kybernetik sogar dort, wo ich in Zukunft handeln werde, und nicht dort, wo ich zuletzt gehandelt habe, <text:span text:style-name="T74">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53">Seemann stellt einige Strategien dafür vor; nachdem die Privatsphäre gescheitert und aufgelöst ist, bleibt einem zum Beispiel noch Verschlüsselung, um sich der Überwachung zu entziehen.</text:p>
      <text:p text:style-name="P53">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P82" text:outline-level="1"><text:bookmark-start text:name="__RefHeading___Toc1590_1161371972"/>4.2 <text:span text:style-name="T72">Gegenü</text:span>berwachung<text:bookmark-end text:name="__RefHeading___Toc1590_1161371972"/></text:h>
      <text:p text:style-name="P43"/>
      <text:p text:style-name="P53">Überwachung kann die Autonomie eines Individuums jedoch auch befördern. <text:span text:style-name="T72">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4">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104">http://ad-sinistram.blogspot.de/2009/05/geraubte-personlichkeitsrechte-fur.html</text:p></text:note-body></text:note> <text:span text:style-name="T75">und diese Geheimnisse aufzudecken, kann staatliche Herrschaft massiv einschränken und erschweren.</text:span></text:p>
      <text:p text:style-name="P55">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76">die Orte von Überwachungskameras speichern</text:span><text:note text:id="ftn22" text:note-class="footnote"><text:note-citation>22</text:note-citation><text:note-body><text:p text:style-name="P105">https://kamba4.crux.uberspace.de/</text:p></text:note-body></text:note>, <text:span text:style-name="T76">sodass man ihnen ausweichen und Gesichtserkennungssoftware entgehen </text:span><text:soft-page-break/><text:span text:style-name="T76">kann.</text:span></text:p>
      <text:p text:style-name="P56">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106">Seemann (2014): S.56++</text:p></text:note-body></text:note> gut beherrschen, verstehen sie die Welt.</text:p>
      <text:p text:style-name="P56">Das müssen wir auch. Die Autonomie der Query ist notwendig, um sich die Welt auf eigene Weise <text:span text:style-name="T77">erklären</text:span> zu können. Sie ermöglicht uns, Wissen so anzuordnen, dass wir nicht nur gut danach handeln können, sondern auch uns im Kontrast zu der Welt, wie wir sie wahrnehmen, definieren zu können.</text:p>
      <text:p text:style-name="P57">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0" text:note-class="footnote"><text:note-citation>24</text:note-citation><text:note-body><text:p text:style-name="P107">Seemann (2014): <text:span text:style-name="T78">184+</text:span></text:p></text:note-body></text:note> <text:span text:style-name="T79">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58">Gegenüberwachung ermöglicht eine liberale Fantasie, die bis heute unverwirklicht ist: Regierung als Dienstleistung, statt als Herrschaft. Der Fakt, dass Regierungen Geheimnisse vor ihren Bürger<text:span text:style-name="T84">inne</text:span>n haben, schwächt immer wieder die liberale Welterklärung, dass Regierungen da sind, um uns zu dienen; und haben radikalen Welterklärungen, die den Zweck von Regierungen in der Herrschaft sehen, seit jeher in die Hände gespielt.</text:p>
      <text:p text:style-name="P58">Gegenüberwachung kann eine solche Gesellschaft ermöglichen; nur wenn die Bürger wissen, was ihre Regierung überhaupt tut, und dann direkten (kybernetischen) Einfluss darauf haben können (die vierjährige Wahl kann hier nur ein Anfang sein), kann eine <text:soft-page-break/>solche Gesellschaft entstehen.</text:p>
      <text:p text:style-name="P59">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79">Doch auch darin wäre eins zentral: das Recht der Disziplinierung muss bei den Bürger<text:span text:style-name="T85">inne</text:span>n liegen, eine Form der Gewaltenteilung, die man für gewöhnlich „Volkssouveränität“ nennt. Da Überwachung nur dann ihre volle kybernetische Kontrollfunktion entfaltet, wenn der Kybernetiker nicht nur zusieht, sondern auch handelt, müssen die Bürger<text:span text:style-name="T85">innen</text:span> eines solchen Staates die Möglichkeit erhalten, ihren Staat zu sanktionieren, wenn er ihren Willen nicht erfüllt.</text:p>
      <text:p text:style-name="P59">Die Überwachung des Staates muss also grundlegende demokratische Forderung werden; und das ist nur die liberale Sicht, nicht einmal eine radikale.</text:p>
      <text:h text:style-name="P82" text:outline-level="1"><text:bookmark-start text:name="__RefHeading___Toc1592_1161371972"/>5. Planung des Selbst<text:bookmark-end text:name="__RefHeading___Toc1592_1161371972"/></text:h>
      <text:p text:style-name="P74"/>
      <text:p text:style-name="P75">Die Überwachung ist aus unserer heutigen Gesellschaft nicht mehr wegzudenken. <text:span text:style-name="T80">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80"><text:note text:id="ftn25" text:note-class="footnote"><text:note-citation>25</text:note-citation><text:note-body><text:p text:style-name="P108">Seemann (2014): S. 165</text:p></text:note-body></text:note></text:span><text:span text:style-name="T80"> Stattdessen plädiert er für Offenheit und Transparenz, die auf der richtigen Seite eingesetzt die Machtverhältnisse zugunsten der Schwachen verschieben können.</text:span></text:p>
      <text:p text:style-name="P77"><text:span text:style-name="T85">Z</text:span>u überwachen kann nämlich, <text:span text:style-name="T85">wenn sie v</text:span>on unten nach oben <text:span text:style-name="T85">geschieht, </text:span>durchaus die Macht auch in <text:span text:style-name="T85">die eigenen</text:span>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76">Nach Nietzsches <text:span text:style-name="T35">“Wer sich nicht befehlen kann, der soll gehorchen. Und mancher kann sich befehlen, aber da fehlt noch viel, dass er sich auch gehorche!”</text:span><text:span text:style-name="T35"><text:note text:id="ftn26" text:note-class="footnote"><text:note-citation>26</text:note-citation><text:note-body><text:p text:style-name="P90">Nietzsche 1967, http://www.nietzschesource.org/#eKGWB/Za-III-Tafeln-4</text:p></text:note-body></text:note></text:span><text:span text:style-name="T35"> </text:span><text:span text:style-name="T34">ist schließlich auch </text:span><text:soft-page-break/><text:span text:style-name="T34">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34"><text:note text:id="ftn27" text:note-class="footnote"><text:note-citation>27</text:note-citation><text:note-body><text:p text:style-name="P108">Adorno/Horkheimer 10</text:p></text:note-body></text:note></text:span></text:p>
      <text:p text:style-name="P60">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76"><text:span text:style-name="T34">Die Kybernetik </text:span><text:span text:style-name="T36">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 </text:span><text:span text:style-name="T37">indem man Schritt 4 und 5 vertauscht und den Soll-Zustand, nachdem man handelt, erst bestimmt, nachdem man weiß, wo man sonst hinschludern würde.</text:span></text:p>
      <text:p text:style-name="P76"><text:span text:style-name="T36">Kybernetik</text:span><text:span text:style-name="T34"> ist </text:span><text:span text:style-name="T36">letztendlich also </text:span><text:span text:style-name="T34">ein zweischneidiges Schwert. </text:span><text:span text:style-name="T36">Als Herrschaftsinstrument ermöglicht sie einem eben nicht nur Herrschaft über sich selbst im Sinne der Autonomie, sondern kann auch die Autonomie anderer gefährden, was für einen radical ironist nicht hinnehmbar ist.</text:span></text:p>
      <text:p text:style-name="P61">Wenn sie den Respekt vor de<text:span text:style-name="T85">r</text:span> anderen und <text:span text:style-name="T85">ihrer </text:span>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61">Auf jeden Fall wird es eine interessante Erklärung für all das haben.</text:p>
      <text:p text:style-name="P28"/>
      <text:h text:style-name="P83" text:outline-level="1"><text:bookmark-start text:name="__RefHeading__1783_1803230690"/><text:span text:style-name="T27">L</text:span>iteraturverzeichnis<text:bookmark-end text:name="__RefHeading__1783_1803230690"/></text:h>
      <text:p text:style-name="P10"/>
      <text:h text:style-name="P86" text:outline-level="2"><text:bookmark-start text:name="__RefHeading__855_75367846"/><text:span text:style-name="T5">L</text:span><text:span text:style-name="T4">iteratur:</text:span><text:bookmark-end text:name="__RefHeading__855_75367846"/></text:h>
      <text:p text:style-name="P12"/>
      <text:p text:style-name="P11"><text:span text:style-name="T29">A</text:span><text:span text:style-name="T28">dorno, Theodor W./Horkheimer, Max (2006): </text:span><text:span text:style-name="T2">Dialektik der Aufklärung</text:span><text:span text:style-name="T28">, Frankfurt(Main): Fischer. Taschenbuch. Kostenlos herunterzuladen unter philosophie.hfg-karlsruhe.de/sites/default/files/dialektik_der_aufklaerung.pdf</text:span></text:p>
      <text:p text:style-name="P18"/>
      <text:p text:style-name="P16"><text:span text:style-name="T16"/></text:p>
      <text:p text:style-name="P16"/>
      <text:p text:style-name="P23"><text:span text:style-name="T25">Lefherz, Emil (2016): </text:span><text:span text:style-name="T20">Ist das Internet ein Herrschaftsinstrument?</text:span><text:span text:style-name="T26">, </text:span>Hausarbeit im <text:span text:style-name="T46">Hauptseminar </text:span><text:s/>"<text:span text:style-name="T46">Mythos und Normativität</text:span>" (<text:span text:style-name="T46">M.A. Eva Knöferl</text:span>), <text:span text:style-name="T46">Wintersemester 2015/2016</text:span>. <text:span text:style-name="T46">Friedrich-Alexander-</text:span>Universität Erlangen. <text:span text:style-name="T46">Kostenlos herunterzuladen unter https://github.com/lefherz/academics/blob/master/InternetHerrschaftsinstrument.odt</text:span></text:p>
      <text:p text:style-name="P14"/>
      <text:p text:style-name="P110"/>
      <text:p text:style-name="P110"/>
      <text:p text:style-name="P22"><text:span text:style-name="T42">Nietzsche, Friedrich (</text:span><text:span text:style-name="T43">1967</text:span><text:span text:style-name="T42">): </text:span><text:span text:style-name="T1">Friedrich Nietzsche, Werke. Kritische Gesamtausgabe</text:span>, Berlin/New York:de Gruyter. <text:span text:style-name="T45">Kostenlos nachzulesen unter http://www.nietzschesource.org/documentation/de/eKGWB.html</text:span></text:p>
      <text:p text:style-name="P20"/>
      <text:p text:style-name="P111"/>
      <text:p text:style-name="P111"/>
      <text:h text:style-name="P86" text:outline-level="2"><text:bookmark-start text:name="__RefHeading__857_75367846"/>Internetquellen:<text:bookmark-end text:name="__RefHeading__857_75367846"/></text:h>
      <text:p text:style-name="P13"/>
      <text:p text:style-name="P19"/>
      <text:p text:style-name="P22"><text:span text:style-name="T23">Seibt, Gustav (2010): </text:span><text:span text:style-name="T19">Vegetarische Moral,</text:span><text:span text:style-name="T23"> unter </text:span><text:span text:style-name="T24">http://www.sueddeutsche.de/kultur/die-holocaust-plakate-von-peta-vegetarische-moral-1.893374 </text:span><text:span text:style-name="T23">(Abgerufen am 18.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0417in" fo:margin-right="1.16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9-02T15:30:59.337374746</dc:date>
    <meta:editing-duration>P3DT10H52M</meta:editing-duration>
    <meta:editing-cycles>27</meta:editing-cycles>
    <meta:generator>LibreOffice/5.1.4.2$Linux_X86_64 LibreOffice_project/10m0$Build-2</meta:generator>
    <meta:document-statistic meta:table-count="0" meta:image-count="0" meta:object-count="0" meta:page-count="19" meta:paragraph-count="161" meta:word-count="5830" meta:character-count="40704" meta:non-whitespace-character-count="35011"/>
  </office:meta>
</office:document-meta>
</file>